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fo:font-weight="bold" officeooo:paragraph-rsid="000dc489"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fo:font-style="italic" fo:font-weight="bold" officeooo:rsid="001a27c7" officeooo:paragraph-rsid="000dc489" style:font-size-asian="14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style:text-properties fo:font-size="14pt" fo:font-style="italic" fo:font-weight="bold" officeooo:rsid="0014f16b" officeooo:paragraph-rsid="000dc489"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fo:font-weight="bold" officeooo:rsid="001a3bf9" officeooo:paragraph-rsid="00118a14"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fo:font-size="14pt" fo:font-style="italic" fo:font-weight="bold" officeooo:rsid="001c17ae" officeooo:paragraph-rsid="0012fd9a" style:font-size-asian="14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text-properties fo:font-size="14pt" fo:font-style="italic" fo:font-weight="bold" officeooo:rsid="000ebe00" officeooo:paragraph-rsid="000dc489" style:font-size-asian="12.25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normal" style:text-underline-style="none" fo:font-weight="normal" officeooo:rsid="001c17ae" officeooo:paragraph-rsid="0012fd9a"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1pt" fo:font-style="normal" fo:font-weight="normal" officeooo:rsid="001f4ef3" officeooo:paragraph-rsid="000dc489"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normal" fo:font-weight="normal" officeooo:rsid="0020ea32" officeooo:paragraph-rsid="000dc489"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font-style="normal" fo:font-weight="normal" officeooo:rsid="0024200f" officeooo:paragraph-rsid="000dc489"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font-size="11pt" fo:font-style="normal" fo:font-weight="normal" officeooo:rsid="00257693" officeooo:paragraph-rsid="000dc489"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font-style="normal" fo:font-weight="normal" officeooo:rsid="001a27c7" officeooo:paragraph-rsid="000dc489"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font-style="normal" fo:font-weight="normal" officeooo:rsid="001c52b0" officeooo:paragraph-rsid="000dc489"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font-style="normal" fo:font-weight="normal" officeooo:rsid="001e1a5b" officeooo:paragraph-rsid="000dc489"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font-style="normal" fo:font-weight="normal" officeooo:rsid="0020f560" officeooo:paragraph-rsid="000dc489"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font-size="11pt" fo:font-style="normal" fo:font-weight="normal" officeooo:rsid="002292d8" officeooo:paragraph-rsid="000dc489"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font-size="11pt" fo:font-style="normal" fo:font-weight="normal" officeooo:rsid="0025df08" officeooo:paragraph-rsid="000dc489"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font-size="11pt" fo:font-style="normal" fo:font-weight="normal" officeooo:rsid="0014f16b" officeooo:paragraph-rsid="000dc489"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size="11pt" fo:font-style="normal" fo:font-weight="normal" officeooo:rsid="0014f480" officeooo:paragraph-rsid="000dc489"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size="11pt" fo:font-style="normal" fo:font-weight="normal" officeooo:rsid="0015d40c" officeooo:paragraph-rsid="000dc489"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size="11pt" fo:font-style="normal" fo:font-weight="normal" officeooo:rsid="0017ce31" officeooo:paragraph-rsid="000dc489"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size="11pt" fo:font-style="normal" fo:font-weight="normal" officeooo:rsid="0018e428" officeooo:paragraph-rsid="000dc489"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size="11pt" fo:font-style="normal" fo:font-weight="normal" officeooo:rsid="00191253" officeooo:paragraph-rsid="000dc489"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size="11pt" fo:font-style="normal" fo:font-weight="normal" officeooo:rsid="000ebe00" officeooo:paragraph-rsid="000dc489"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size="11pt" fo:font-style="normal" fo:font-weight="normal" officeooo:rsid="000fe6c1" officeooo:paragraph-rsid="000dc489"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size="11pt" fo:font-style="normal" fo:font-weight="normal" officeooo:rsid="0010db7d" officeooo:paragraph-rsid="000dc489"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font-style="normal" fo:font-weight="normal" officeooo:rsid="00112c43" officeooo:paragraph-rsid="000dc489"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font-style="normal" fo:font-weight="normal" officeooo:rsid="00258ba1" officeooo:paragraph-rsid="000dc489"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font-style="normal" fo:font-weight="normal" officeooo:rsid="001462fa" officeooo:paragraph-rsid="001462fa"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font-style="normal" fo:font-weight="normal" officeooo:rsid="00153f65" officeooo:paragraph-rsid="00153f65"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size="11pt" fo:font-style="normal" fo:font-weight="normal" officeooo:rsid="0017b8ce" officeooo:paragraph-rsid="0017b8ce"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font-style="normal" style:text-underline-style="none" fo:font-weight="normal" officeooo:rsid="001d938d" officeooo:paragraph-rsid="0012fd9a"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font-style="italic" fo:font-weight="bold" officeooo:rsid="00191253" officeooo:paragraph-rsid="000dc489" style:font-size-asian="9.60000038146973pt" style:font-style-asian="italic" style:font-weight-asian="bold" style:font-size-complex="11pt" style:font-style-complex="italic" style:font-weight-complex="bold"/>
    </style:style>
    <style:style style:name="P34" style:family="paragraph" style:parent-style-name="Standard">
      <style:text-properties fo:font-size="11pt" officeooo:rsid="001a3bf9" officeooo:paragraph-rsid="00118a14" style:font-size-asian="11pt" style:font-size-complex="11pt"/>
    </style:style>
    <style:style style:name="P35" style:family="paragraph" style:parent-style-name="Standard">
      <style:text-properties fo:font-size="11pt" officeooo:rsid="00185106" officeooo:paragraph-rsid="00118a14" style:font-size-asian="11pt" style:font-size-complex="11pt"/>
    </style:style>
    <style:style style:name="P36" style:family="paragraph" style:parent-style-name="Standard">
      <style:paragraph-properties fo:text-align="start" style:justify-single-word="false"/>
      <style:text-properties style:font-name="Calibri" fo:font-size="11pt" fo:language="fr" fo:country="FR" fo:font-style="normal" fo:font-weight="normal" officeooo:rsid="00102ab8" officeooo:paragraph-rsid="000dc489"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cm" fo:margin-bottom="0.353cm" loext:contextual-spacing="false" fo:line-height="100%"/>
      <style:text-properties style:font-name="Calibri" fo:font-size="11pt" fo:language="fr" fo:country="FR" officeooo:rsid="001381a0" officeooo:paragraph-rsid="000dc489" style:font-size-asian="11pt"/>
    </style:style>
    <style:style style:name="P38" style:family="paragraph" style:parent-style-name="Standard">
      <style:paragraph-properties fo:margin-top="0cm" fo:margin-bottom="0.353cm" loext:contextual-spacing="false" fo:line-height="100%"/>
      <style:text-properties style:font-name="Calibri" fo:font-size="11pt" fo:language="fr" fo:country="FR" officeooo:rsid="0013c684" officeooo:paragraph-rsid="000dc489" style:font-size-asian="11pt"/>
    </style:style>
    <style:style style:name="P39" style:family="paragraph" style:parent-style-name="Standard">
      <style:paragraph-properties fo:margin-top="0cm" fo:margin-bottom="0.353cm" loext:contextual-spacing="false" fo:line-height="100%"/>
      <style:text-properties style:font-name="Calibri" fo:font-size="11pt" fo:language="fr" fo:country="FR" officeooo:rsid="0019f463" officeooo:paragraph-rsid="0019f463" style:font-size-asian="11pt"/>
    </style:style>
    <style:style style:name="P40" style:family="paragraph" style:parent-style-name="Standard">
      <style:paragraph-properties fo:margin-top="0cm" fo:margin-bottom="0.353cm" loext:contextual-spacing="false" fo:line-height="115%" fo:text-align="start" style:justify-single-word="false"/>
      <style:text-properties style:font-name="Calibri" fo:font-size="11pt" fo:language="fr" fo:country="FR" fo:font-style="normal" fo:font-weight="normal" officeooo:rsid="00205fd7" officeooo:paragraph-rsid="000dc48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cm" fo:margin-bottom="0.353cm" loext:contextual-spacing="false" fo:line-height="115%" fo:text-align="start" style:justify-single-word="false"/>
      <style:text-properties style:font-name="Calibri" fo:font-size="11pt" fo:language="fr" fo:country="FR" fo:font-style="normal" fo:font-weight="normal" officeooo:rsid="0029507c" officeooo:paragraph-rsid="000dc489"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cm" fo:margin-bottom="0.353cm" loext:contextual-spacing="false" fo:line-height="115%" fo:text-align="start" style:justify-single-word="false"/>
      <style:text-properties style:font-name="Calibri" fo:font-size="11pt" fo:language="fr" fo:country="FR" fo:font-style="normal" fo:font-weight="normal" officeooo:rsid="0010aeed" officeooo:paragraph-rsid="0010aeed"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cm" fo:margin-bottom="0.353cm" loext:contextual-spacing="false" fo:line-height="115%" fo:text-align="start" style:justify-single-word="false"/>
      <style:text-properties style:font-name="Calibri" fo:font-size="11pt" fo:language="fr" fo:country="FR" fo:font-style="normal" style:text-underline-style="none" fo:font-weight="normal" officeooo:rsid="001d938d" officeooo:paragraph-rsid="0012fd9a"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cm" fo:margin-bottom="0.353cm" loext:contextual-spacing="false" fo:line-height="115%" fo:text-align="start" style:justify-single-word="false"/>
      <style:text-properties style:font-name="Calibri" fo:font-size="11pt" fo:language="fr" fo:country="FR" fo:font-style="italic" fo:font-weight="bold" officeooo:rsid="00185106" officeooo:paragraph-rsid="00118a14" style:font-size-asian="11pt" style:font-style-asian="italic" style:font-weight-asian="bold" style:font-size-complex="11pt"/>
    </style:style>
    <style:style style:name="P45" style:family="paragraph" style:parent-style-name="Standard">
      <style:paragraph-properties fo:margin-top="0cm" fo:margin-bottom="0.353cm" loext:contextual-spacing="false" fo:line-height="115%" fo:text-align="start" style:justify-single-word="false"/>
      <style:text-properties style:font-name="Calibri" fo:font-size="14pt" fo:language="fr" fo:country="FR" fo:font-style="italic" fo:font-weight="bold" officeooo:rsid="0013c684" officeooo:paragraph-rsid="000dc489" style:font-size-asian="14pt" style:font-style-asian="italic" style:font-weight-asian="bold" style:font-size-complex="14pt" style:font-style-complex="italic" style:font-weight-complex="bold"/>
    </style:style>
    <style:style style:name="P46" style:family="paragraph" style:parent-style-name="Standard">
      <style:paragraph-properties fo:margin-top="0cm" fo:margin-bottom="0.353cm" loext:contextual-spacing="false" fo:line-height="115%" fo:text-align="center" style:justify-single-word="false"/>
      <style:text-properties style:font-name="Calibri" fo:font-size="14pt" fo:language="fr" fo:country="FR" fo:font-style="italic" fo:font-weight="bold" officeooo:rsid="0013c684" officeooo:paragraph-rsid="000dc489" style:font-size-asian="14pt" style:font-style-asian="italic" style:font-weight-asian="bold" style:font-size-complex="14pt" style:font-style-complex="italic" style:font-weight-complex="bold"/>
    </style:style>
    <style:style style:name="P47" style:family="paragraph" style:parent-style-name="Standard">
      <style:paragraph-properties fo:margin-top="0cm" fo:margin-bottom="0.353cm" loext:contextual-spacing="false" fo:line-height="115%" fo:text-align="center" style:justify-single-word="false"/>
      <style:text-properties style:font-name="Calibri" fo:font-size="14pt" fo:language="fr" fo:country="FR" fo:font-style="italic" fo:font-weight="bold" officeooo:paragraph-rsid="000dc489" style:font-size-asian="14pt" style:font-style-asian="italic" style:font-weight-asian="bold"/>
    </style:style>
    <style:style style:name="P48" style:family="paragraph" style:parent-style-name="Standard">
      <style:paragraph-properties fo:margin-top="0cm" fo:margin-bottom="0.353cm" loext:contextual-spacing="false" fo:line-height="100%"/>
      <style:text-properties officeooo:rsid="001381a0" officeooo:paragraph-rsid="000dc489"/>
    </style:style>
    <style:style style:name="P49" style:family="paragraph" style:parent-style-name="Standard">
      <style:paragraph-properties fo:margin-top="0cm" fo:margin-bottom="0.353cm" loext:contextual-spacing="false" fo:line-height="100%"/>
      <style:text-properties officeooo:paragraph-rsid="000dc489"/>
    </style:style>
    <style:style style:name="P50" style:family="paragraph" style:parent-style-name="Standard">
      <style:paragraph-properties fo:margin-top="0cm" fo:margin-bottom="0.353cm" loext:contextual-spacing="false" fo:line-height="115%"/>
      <style:text-properties officeooo:paragraph-rsid="000dc489"/>
    </style:style>
    <style:style style:name="P51" style:family="paragraph" style:parent-style-name="Standard">
      <style:paragraph-properties fo:margin-top="0cm" fo:margin-bottom="0.353cm" loext:contextual-spacing="false" fo:line-height="115%" fo:text-align="start" style:justify-single-word="false"/>
      <style:text-properties fo:font-size="11pt" fo:font-style="normal" fo:font-weight="normal" officeooo:rsid="00277998" officeooo:paragraph-rsid="000dc489"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margin-top="0cm" fo:margin-bottom="0.353cm" loext:contextual-spacing="false" fo:line-height="115%" fo:text-align="start" style:justify-single-word="false"/>
      <style:text-properties fo:font-size="11pt" fo:font-style="normal" fo:font-weight="normal" officeooo:rsid="0010aeed" officeooo:paragraph-rsid="0010aeed"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margin-top="0cm" fo:margin-bottom="0.353cm" loext:contextual-spacing="false" fo:line-height="115%" fo:text-align="start" style:justify-single-word="false"/>
      <style:text-properties fo:font-size="11pt" fo:font-style="normal" fo:font-weight="normal" officeooo:rsid="001f252f" officeooo:paragraph-rsid="000dc489"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margin-top="0cm" fo:margin-bottom="0.252cm" loext:contextual-spacing="false" fo:line-height="100%"/>
      <style:text-properties officeooo:paragraph-rsid="000dc489"/>
    </style:style>
    <style:style style:name="P55"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paragraph-rsid="000dc489" style:font-size-asian="11pt" style:font-style-asian="normal" style:font-weight-asian="normal"/>
    </style:style>
    <style:style style:name="P56"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0dee17" officeooo:paragraph-rsid="000dc489" style:font-size-asian="11pt" style:font-style-asian="normal" style:font-weight-asian="normal"/>
    </style:style>
    <style:style style:name="P57"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0f532f" officeooo:paragraph-rsid="000dc489" style:font-size-asian="11pt" style:font-style-asian="normal" style:font-weight-asian="normal"/>
    </style:style>
    <style:style style:name="P58"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0bcdd2" officeooo:paragraph-rsid="000dc489" style:font-size-asian="11pt" style:font-style-asian="normal" style:font-weight-asian="normal"/>
    </style:style>
    <style:style style:name="P59"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1462fa" officeooo:paragraph-rsid="001462fa" style:font-size-asian="11pt" style:font-style-asian="normal" style:font-weight-asian="normal"/>
    </style:style>
    <style:style style:name="P60"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153f65" officeooo:paragraph-rsid="00153f65" style:font-size-asian="11pt" style:font-style-asian="normal" style:font-weight-asian="normal"/>
    </style:style>
    <style:style style:name="P61" style:family="paragraph" style:parent-style-name="Standard">
      <style:paragraph-properties fo:margin-top="0cm" fo:margin-bottom="0.252cm" loext:contextual-spacing="false" fo:line-height="100%"/>
      <style:text-properties style:font-name="Calibri" fo:font-size="11pt" fo:language="fr" fo:country="FR" fo:font-style="normal" fo:font-weight="bold" officeooo:paragraph-rsid="000dc489" style:font-size-asian="11pt" style:font-style-asian="normal" style:font-weight-asian="bold"/>
    </style:style>
    <style:style style:name="P62" style:family="paragraph" style:parent-style-name="Standard">
      <style:paragraph-properties fo:margin-top="0cm" fo:margin-bottom="0.252cm" loext:contextual-spacing="false" fo:line-height="100%"/>
      <style:text-properties officeooo:rsid="000bde5c" officeooo:paragraph-rsid="000dc489"/>
    </style:style>
    <style:style style:name="T1" style:family="text">
      <style:text-properties style:font-name="Calibri" fo:font-size="11pt" fo:language="fr" fo:country="FR" fo:font-style="normal" fo:font-weight="normal" style:font-size-asian="11pt" style:font-style-asian="normal" style:font-weight-asian="normal"/>
    </style:style>
    <style:style style:name="T2" style:family="text">
      <style:text-properties style:font-name="Calibri" fo:font-size="11pt" fo:language="fr" fo:country="FR" fo:font-style="normal" fo:font-weight="normal" officeooo:rsid="0007dc8b" style:font-size-asian="11pt" style:font-style-asian="normal" style:font-weight-asian="normal"/>
    </style:style>
    <style:style style:name="T3" style:family="text">
      <style:text-properties style:font-name="Calibri" fo:font-size="11pt" fo:language="fr" fo:country="FR" fo:font-style="normal" fo:font-weight="normal" officeooo:rsid="00098baf" style:font-size-asian="11pt" style:font-style-asian="normal" style:font-weight-asian="normal"/>
    </style:style>
    <style:style style:name="T4" style:family="text">
      <style:text-properties style:font-name="Calibri" fo:font-size="11pt" fo:language="fr" fo:country="FR" fo:font-style="normal" fo:font-weight="normal" officeooo:rsid="00150732" style:font-size-asian="11pt" style:font-style-asian="normal" style:font-weight-asian="normal"/>
    </style:style>
    <style:style style:name="T5" style:family="text">
      <style:text-properties style:font-name="Calibri" fo:font-size="11pt" fo:language="fr" fo:country="FR" fo:font-style="normal" fo:font-weight="normal" officeooo:rsid="00103c64" style:font-size-asian="11pt" style:font-style-asian="normal" style:font-weight-asian="normal"/>
    </style:style>
    <style:style style:name="T6" style:family="text">
      <style:text-properties style:font-name="Calibri" fo:font-size="11pt" fo:language="fr" fo:country="FR" fo:font-style="normal" fo:font-weight="normal" officeooo:rsid="00157c7e" style:font-size-asian="11pt" style:font-style-asian="normal" style:font-weight-asian="normal"/>
    </style:style>
    <style:style style:name="T7" style:family="text">
      <style:text-properties style:font-name="Calibri" fo:font-size="11pt" fo:language="fr" fo:country="FR" fo:font-style="normal" fo:font-weight="normal" officeooo:rsid="000d5f1f" style:font-size-asian="11pt" style:font-style-asian="normal" style:font-weight-asian="normal"/>
    </style:style>
    <style:style style:name="T8" style:family="text">
      <style:text-properties style:font-name="Calibri" fo:font-size="11pt" fo:language="fr" fo:country="FR" fo:font-style="normal" fo:font-weight="normal" officeooo:rsid="0019a798" style:font-size-asian="11pt" style:font-style-asian="normal" style:font-weight-asian="normal"/>
    </style:style>
    <style:style style:name="T9" style:family="text">
      <style:text-properties style:font-name="Calibri" fo:font-size="11pt" fo:language="fr" fo:country="FR" fo:font-style="normal" fo:font-weight="bold" style:font-size-asian="11pt" style:font-style-asian="normal" style:font-weight-asian="bold"/>
    </style:style>
    <style:style style:name="T10" style:family="text">
      <style:text-properties style:font-name="Calibri" fo:font-size="11pt" fo:language="fr" fo:country="FR" fo:font-style="normal" fo:font-weight="bold" style:font-size-asian="11pt" style:font-style-asian="normal" style:font-weight-asian="bold" style:font-size-complex="11pt"/>
    </style:style>
    <style:style style:name="T11" style:family="text">
      <style:text-properties style:font-name="Calibri" fo:font-size="11pt" fo:language="fr" fo:country="FR" style:font-size-asian="11pt"/>
    </style:style>
    <style:style style:name="T12" style:family="text">
      <style:text-properties style:font-name="Calibri" fo:font-size="11pt" fo:language="fr" fo:country="FR" officeooo:rsid="001381a0" style:font-size-asian="11pt"/>
    </style:style>
    <style:style style:name="T13" style:family="text">
      <style:text-properties style:font-name="Calibri" fo:font-size="11pt" fo:language="fr" fo:country="FR" officeooo:rsid="001481d7" style:font-size-asian="11pt"/>
    </style:style>
    <style:style style:name="T14" style:family="text">
      <style:text-properties style:font-name="Calibri" fo:font-size="11pt" fo:language="fr" fo:country="FR" officeooo:rsid="0013c684" style:font-size-asian="11pt"/>
    </style:style>
    <style:style style:name="T15" style:family="text">
      <style:text-properties style:font-name="Calibri" fo:font-size="11pt" fo:language="fr" fo:country="FR" officeooo:rsid="00167131" style:font-size-asian="11pt"/>
    </style:style>
    <style:style style:name="T16" style:family="text">
      <style:text-properties style:font-name="Calibri" fo:language="fr" fo:country="FR" style:font-size-asian="11pt"/>
    </style:style>
    <style:style style:name="T17" style:family="text">
      <style:text-properties style:font-name="Calibri" fo:language="fr" fo:country="FR" officeooo:rsid="0007dc8b" style:font-size-asian="11pt"/>
    </style:style>
    <style:style style:name="T18" style:family="text">
      <style:text-properties style:font-name="Calibri" fo:language="fr" fo:country="FR" officeooo:rsid="0029507c" style:font-size-asian="11pt"/>
    </style:style>
    <style:style style:name="T19" style:family="text">
      <style:text-properties style:font-name="Calibri" fo:language="fr" fo:country="FR" officeooo:rsid="0027cf54" style:font-size-asian="11pt"/>
    </style:style>
    <style:style style:name="T20" style:family="text">
      <style:text-properties style:font-name="Calibri" fo:language="fr" fo:country="FR" officeooo:rsid="00205fd7" style:font-size-asian="11pt"/>
    </style:style>
    <style:style style:name="T21" style:family="text">
      <style:text-properties officeooo:rsid="00098baf"/>
    </style:style>
    <style:style style:name="T22" style:family="text">
      <style:text-properties officeooo:rsid="00123b47"/>
    </style:style>
    <style:style style:name="T23" style:family="text">
      <style:text-properties officeooo:rsid="00124497"/>
    </style:style>
    <style:style style:name="T24" style:family="text">
      <style:text-properties fo:font-variant="normal" fo:text-transform="none" fo:color="#333333" style:font-name="Calibri1" fo:font-size="11pt" fo:letter-spacing="normal" fo:font-style="normal" fo:font-weight="bold" style:font-size-asian="11pt" style:font-size-complex="11pt"/>
    </style:style>
    <style:style style:name="T25" style:family="text">
      <style:text-properties fo:font-variant="normal" fo:text-transform="none" fo:color="#333333" style:font-name="Calibri1" fo:letter-spacing="normal" fo:font-weight="bold" style:font-size-complex="11pt"/>
    </style:style>
    <style:style style:name="T26" style:family="text">
      <style:text-properties fo:font-variant="normal" fo:text-transform="none" fo:color="#333333" style:font-name="Calibri1" fo:letter-spacing="normal" fo:font-weight="bold" officeooo:rsid="00150732" style:font-size-complex="11pt"/>
    </style:style>
    <style:style style:name="T27" style:family="text">
      <style:text-properties style:font-name="Calibri1" fo:font-size="11pt" style:font-size-asian="11pt" style:font-size-complex="11pt"/>
    </style:style>
    <style:style style:name="T28" style:family="text">
      <style:text-properties officeooo:rsid="00129dbe"/>
    </style:style>
    <style:style style:name="T29" style:family="text">
      <style:text-properties officeooo:rsid="000bde5c"/>
    </style:style>
    <style:style style:name="T30" style:family="text">
      <style:text-properties officeooo:rsid="00150732"/>
    </style:style>
    <style:style style:name="T31" style:family="text">
      <style:text-properties officeooo:rsid="00157c7e"/>
    </style:style>
    <style:style style:name="T32" style:family="text">
      <style:text-properties officeooo:rsid="00159a56"/>
    </style:style>
    <style:style style:name="T33" style:family="text">
      <style:text-properties officeooo:rsid="001bad26"/>
    </style:style>
    <style:style style:name="T34" style:family="text">
      <style:text-properties officeooo:rsid="0026e51a"/>
    </style:style>
    <style:style style:name="T35" style:family="text">
      <style:text-properties officeooo:rsid="00288081"/>
    </style:style>
    <style:style style:name="T36" style:family="text">
      <style:text-properties officeooo:rsid="0024200f"/>
    </style:style>
    <style:style style:name="T37" style:family="text">
      <style:text-properties officeooo:rsid="00229ac6"/>
    </style:style>
    <style:style style:name="T38" style:family="text">
      <style:text-properties officeooo:rsid="0020f560"/>
    </style:style>
    <style:style style:name="T39" style:family="text">
      <style:text-properties officeooo:rsid="002c3277"/>
    </style:style>
    <style:style style:name="T40" style:family="text">
      <style:text-properties officeooo:rsid="001e1a5b"/>
    </style:style>
    <style:style style:name="T41" style:family="text">
      <style:text-properties officeooo:rsid="002292d8"/>
    </style:style>
    <style:style style:name="T42" style:family="text">
      <style:text-properties officeooo:rsid="00277998"/>
    </style:style>
    <style:style style:name="T43" style:family="text">
      <style:text-properties officeooo:rsid="0023b6c4"/>
    </style:style>
    <style:style style:name="T44" style:family="text">
      <style:text-properties fo:font-weight="bold" style:font-weight-asian="bold" style:font-weight-complex="bold"/>
    </style:style>
    <style:style style:name="T45" style:family="text">
      <style:text-properties officeooo:rsid="0014f480"/>
    </style:style>
    <style:style style:name="T46" style:family="text">
      <style:text-properties officeooo:rsid="0015d40c"/>
    </style:style>
    <style:style style:name="T47" style:family="text">
      <style:text-properties officeooo:rsid="001b6748"/>
    </style:style>
    <style:style style:name="T48" style:family="text">
      <style:text-properties officeooo:rsid="001a7464"/>
    </style:style>
    <style:style style:name="T49" style:family="text">
      <style:text-properties officeooo:rsid="0018e428"/>
    </style:style>
    <style:style style:name="T50" style:family="text">
      <style:text-properties officeooo:rsid="0019c477"/>
    </style:style>
    <style:style style:name="T51" style:family="text">
      <style:text-properties officeooo:rsid="001c2f84"/>
    </style:style>
    <style:style style:name="T52" style:family="text">
      <style:text-properties officeooo:rsid="00246c89"/>
    </style:style>
    <style:style style:name="T53" style:family="text">
      <style:text-properties officeooo:rsid="00261545"/>
    </style:style>
    <style:style style:name="T54" style:family="text">
      <style:text-properties officeooo:rsid="001f252f"/>
    </style:style>
    <style:style style:name="T55" style:family="text">
      <style:text-properties officeooo:rsid="000f7d43"/>
    </style:style>
    <style:style style:name="T56" style:family="text">
      <style:text-properties officeooo:rsid="000fe6c1"/>
    </style:style>
    <style:style style:name="T57" style:family="text">
      <style:text-properties officeooo:rsid="0010db7d"/>
    </style:style>
    <style:style style:name="T58" style:family="text">
      <style:text-properties officeooo:rsid="00127bd8"/>
    </style:style>
    <style:style style:name="T59" style:family="text">
      <style:text-properties officeooo:rsid="0011cb66"/>
    </style:style>
    <style:style style:name="T60" style:family="text">
      <style:text-properties officeooo:rsid="00118494"/>
    </style:style>
    <style:style style:name="T61" style:family="text">
      <style:text-properties officeooo:rsid="001481d7"/>
    </style:style>
    <style:style style:name="T62" style:family="text">
      <style:text-properties style:text-position="super 58%" style:font-name="Calibri" fo:font-size="11pt" fo:language="fr" fo:country="FR" style:font-size-asian="11pt"/>
    </style:style>
    <style:style style:name="T63" style:family="text">
      <style:text-properties officeooo:rsid="00167131"/>
    </style:style>
    <style:style style:name="T64" style:family="text">
      <style:text-properties officeooo:rsid="001a3bf9"/>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officeooo:rsid="001462fa"/>
    </style:style>
    <style:style style:name="T68" style:family="text">
      <style:text-properties officeooo:rsid="00153f65"/>
    </style:style>
    <style:style style:name="T69" style:family="text">
      <style:text-properties officeooo:rsid="0016c3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34">Ana est pour beaucoup le personnage le plus puissant et le plus polyvalent du jeu, loin de les contre dires je dirai qu’elle demande beaucoup d’investissement personnel, de connaissance et d’expérience pour être maîtriser.</text:p>
      <text:p text:style-name="P34"/>
      <text:p text:style-name="P35">Dans ce tutoriel j’aborderai différents point qui sont pour moi <text:span text:style-name="T64">des étapes </text:span>nécessaire à la compréhension du personnage :</text:p>
      <text:p text:style-name="P35">- Les chiffres</text:p>
      <text:p text:style-name="P35">- Le focus</text:p>
      <text:p text:style-name="P35">- Le positionnement</text:p>
      <text:p text:style-name="P35">- Les duels</text:p>
      <text:p text:style-name="P35">- La communication</text:p>
      <text:p text:style-name="P44">-<text:span text:style-name="T66"> </text:span><text:span text:style-name="T65">L’ entraînement</text:span></text:p>
      <text:p text:style-name="P47">Les chiffres</text:p>
      <text:p text:style-name="P54"><text:span text:style-name="T9">Arme principale </text:span><text:span text:style-name="T1">(peu importe le tir)</text:span></text:p>
      <text:p text:style-name="P54"><text:span text:style-name="T1">- 2 mode de tir : 1 </text:span><text:span text:style-name="T2">projectile</text:span><text:span text:style-name="T1"> rapide (jugée) et 1 </text:span><text:span text:style-name="T3">H</text:span><text:span text:style-name="T1">it-scan (visée).</text:span></text:p>
      <text:p text:style-name="P55">- <text:span text:style-name="T21">N</text:span>e peut pas H<text:span text:style-name="T22">ead Shot.</text:span></text:p>
      <text:p text:style-name="P54"><text:span text:style-name="T1">- 80 point de </text:span><text:span text:style-name="T2">dégât ;</text:span><text:span text:style-name="T1"> 60 si </text:span><text:span text:style-name="T2">armure.</text:span></text:p>
      <text:p text:style-name="P55">- 75 p<text:span text:style-name="T22">oint </text:span>de <text:span text:style-name="T21">soins par tir.</text:span></text:p>
      <text:p text:style-name="P58">Le tir au jugée avec Ana peut être assez surprenant au début, dû fait que c’est un projectile qui met un peu de temps avant de toucher <text:span text:style-name="T22">ça cible, </text:span>il faut donc anticiper légèrement <text:span text:style-name="T22">vos tir. Pour pouvoir toucher immédiatement votre cible il vous faudra utilisée la lunette de votre arme</text:span> (Hit Scan), il <text:span text:style-name="T22">sera plus</text:span> facile de toucher des personnage<text:span text:style-name="T22">s</text:span> <text:span text:style-name="T22">avec une petite Hit box (petite taille), l’inconvénient de se mode de tir est qu’il réduit drastiquement</text:span> votre vision <text:span text:style-name="T22">en jeu</text:span>, se qui peut être handicap<text:span text:style-name="T23">ant</text:span> surtout lors de <text:span text:style-name="T23">gros </text:span>team fight o<text:span text:style-name="T23">ù</text:span> il <text:span text:style-name="T23">vous</text:span> fau<text:span text:style-name="T23">dra</text:span> avoir l’œil partout, c’est pourquoi <text:span text:style-name="T23">je</text:span> recommande <text:span text:style-name="T23">d’utilisé se mode</text:span> de visée uniquement si nécessaire comme pour <text:span text:style-name="T23">soigner</text:span> plus vite une cible en particulier, tuer une cible comme Phara<text:span text:style-name="T23">h ou encore soigner des cibles à longues distance.</text:span> <text:span text:style-name="T23">I</text:span>l faut donc éviter de rester tout le temps avec le même mode de viser est <text:span text:style-name="T23">aux besoins</text:span>.</text:p>
      <text:p text:style-name="P60">Ne chercher pas à viser la tête se serait totalement inutile car sont tir ne le permet pas, je préconise plutôt de viser le basins et l’abdomen, c’est partie du corps seront beaucoup plus facile à toucher que la tête.</text:p>
      <text:p text:style-name="P54"><text:span text:style-name="T9">La gren</text:span><text:span text:style-name="T10">ade </text:span><text:span text:style-name="Strong_20_Emphasis"><text:span text:style-name="T24">biotique</text:span></text:span><text:span text:style-name="T27"> </text:span></text:p>
      <text:p text:style-name="P54"><text:span text:style-name="T1">- 60 point de </text:span><text:span text:style-name="T2">dégât ;</text:span><text:span text:style-name="T1"> </text:span><text:span text:style-name="T8">5</text:span><text:span text:style-name="T1">5 si </text:span><text:span text:style-name="T2">armure.</text:span></text:p>
      <text:p text:style-name="P55">- <text:span text:style-name="T21">Soins</text:span> de 100 à l'impact.</text:p>
      <text:p text:style-name="P55">- Boost de 5<text:span text:style-name="T23">0 %</text:span> les <text:span text:style-name="T21">soins, peut importe d’où il provient.</text:span></text:p>
      <text:p text:style-name="P54"><text:span text:style-name="T1">- Réduit de 100 % le</text:span><text:span text:style-name="T3">s</text:span><text:span text:style-name="T1"> </text:span><text:span text:style-name="T3">soins</text:span><text:span text:style-name="T1"> </text:span><text:span text:style-name="T2">ennemie</text:span><text:span text:style-name="T3">s.</text:span></text:p>
      <text:p text:style-name="P55">- <text:span text:style-name="T21">Zone de 4 mètres pour toucher.</text:span></text:p>
      <text:p text:style-name="P55">- l<text:span text:style-name="T23">es </text:span>effet<text:span text:style-name="T23">s</text:span> dure 5 sec<text:span text:style-name="T21">ondes.</text:span></text:p>
      <text:p text:style-name="P55">- 10 sec<text:span text:style-name="T21">ondes</text:span> de c<text:span text:style-name="T23">ouldown.</text:span></text:p>
      <text:p text:style-name="P58">La grenade est très efficace pour <text:span text:style-name="T28">soigner</text:span> plusieurs personnes regrouper dans une même zone, ou derrière un obstacle <text:span text:style-name="T28">que vous ne pouvez atteindre avec vos tir standards</text:span>, mais la grenade se démarque surtout pour son énorme buff de soins qu’elle procure, se qui permet des sauvetages assez inattendu pour l’ennemie <text:span text:style-name="T28">c’est donc très pratique pour garder un tank en vie pendant un long moment</text:span>. <text:span text:style-name="T29">La grenade peut aussi se lancer de manière offensive et peut même contrer des ultimes très puissant comme celui de Zenyatta, elle est aussi très efficace contre les tanks ennemies comme par exemple un Reinhardt qui charge le votre de </text:span><text:soft-page-break/><text:span text:style-name="T29">manière un peu trop exposer, vous lui lancez la grenade lorsqu’ils touche un mur cela va vous permettre de soigner énormément votre tank et le leur va mourir très rapidement étant donner que personne ne pourra le soigner.</text:span></text:p>
      <text:p text:style-name="P59">Mais garder en tête que la grenade se lance pas n’importe comment ne la lancer pas pour rien, il faut toujours optimiser ces sort, surtout <text:span text:style-name="T68">dans les moments de fight vos coéquipiers seront tous low et votre grenade peut vous aidez à soignez plus de personnes, et sa peut changer le cour d’un combat.</text:span></text:p>
      <text:p text:style-name="P61"><text:span text:style-name="Strong_20_Emphasis"><text:span text:style-name="T26">Fléchette</text:span></text:span><text:span text:style-name="Strong_20_Emphasis"><text:span text:style-name="T25"> hypodermique</text:span></text:span> <text:span text:style-name="T30">(S</text:span>leep<text:span text:style-name="T30">)</text:span></text:p>
      <text:p text:style-name="P54"><text:span text:style-name="T1">- 5 point de </text:span><text:span text:style-name="T2">dégât.</text:span></text:p>
      <text:p text:style-name="P54"><text:span text:style-name="T2">- </text:span><text:span text:style-name="T3">E</text:span><text:span text:style-name="T2">nnemie</text:span><text:span text:style-name="T1"> immobiliser pendant 5 sec</text:span><text:span text:style-name="T4">ondes</text:span><text:span text:style-name="T1"> </text:span><text:span text:style-name="T3">tant qu’il ne prends aucun dégât.</text:span></text:p>
      <text:p text:style-name="P55">- <text:span text:style-name="T30">L’ennemie sera immobiliser pendant 0,5 secondes au toucher et 0,5 seconde pour se relever.</text:span></text:p>
      <text:p text:style-name="P55">- 12 sec<text:span text:style-name="T21">ondes</text:span> de c<text:span text:style-name="T30">ouldown.</text:span></text:p>
      <text:p text:style-name="P54"><text:span text:style-name="T2">- </text:span><text:span text:style-name="T3">P</text:span><text:span text:style-name="T2">rojectile</text:span><text:span text:style-name="T1"> </text:span><text:span text:style-name="T2">linéaire, </text:span><text:span text:style-name="T4">le sort met </text:span><text:span text:style-name="T5">un petit temps avant de toucher la cible.</text:span></text:p>
      <text:p text:style-name="P62"><text:span text:style-name="T2">U</text:span><text:span text:style-name="T1">ne règle d’or lorsque vous jouez Ana, « ne jamais envoyer sont sleep pour rien », c’est un</text:span><text:span text:style-name="T6">e</text:span><text:span text:style-name="T1"> énorme erreurs de l’envoyer pour essayer d’endormir quelqu’un, alors que personne ne peut récupéré se Kill. Il faut le garder pour une engage (</text:span><text:span text:style-name="T6">un cas assez rare</text:span><text:span text:style-name="T1">),</text:span><text:span text:style-name="T6"> </text:span><text:span text:style-name="T1">pour contrer une engage </text:span><text:span text:style-name="T6">ennemie</text:span><text:span text:style-name="T1">, stopper un ultime dévastateur (</text:span><text:span text:style-name="T6">Faucheur</text:span><text:span text:style-name="T1">, </text:span><text:span text:style-name="T6">P</text:span><text:span text:style-name="T1">hara</text:span><text:span text:style-name="T6">h</text:span><text:span text:style-name="T1"> etc..), aider un </text:span><text:span text:style-name="T7">coéquipier </text:span><text:span text:style-name="T6">dans le besoin</text:span><text:span text:style-name="T1"> ou tous simplement neutraliser une personne qui vous à pris pour cible. Se sort doit impérativement être utiliser efficacement, il est très puissant mais a un </text:span><text:span text:style-name="T6">couldown</text:span><text:span text:style-name="T1"> très long.</text:span></text:p>
      <text:p text:style-name="P61">Nanoboost</text:p>
      <text:p text:style-name="P54"><text:span text:style-name="T1">- </text:span><text:span text:style-name="T3">S</text:span><text:span text:style-name="T1">'envoie </text:span><text:span text:style-name="T6">de manière quasi</text:span><text:span text:style-name="T1"> </text:span><text:span text:style-name="T6">instantanée.</text:span></text:p>
      <text:p text:style-name="P54"><text:span text:style-name="T1">- Boost de 50 % les </text:span><text:span text:style-name="T2">dégât</text:span><text:span text:style-name="T6">s de l’allié.</text:span></text:p>
      <text:p text:style-name="P54"><text:span text:style-name="T1">- Réduit de 50 % les </text:span><text:span text:style-name="T2">dégât</text:span><text:span text:style-name="T3">s</text:span><text:span text:style-name="T1"> subie</text:span><text:span text:style-name="T3">s </text:span><text:span text:style-name="T6">par votre allié.</text:span></text:p>
      <text:p text:style-name="P55">- Dur<text:span text:style-name="T31">é de l’effet,</text:span> 8 sec<text:span text:style-name="T21">ondes.</text:span></text:p>
      <text:p text:style-name="P56">Le Nanoboost ne doit pas être lancer n’importe comment il faut qu’il est un but précis :</text:p>
      <text:p text:style-name="P56">Un ultime allié dévastateur (Genji, Faucheur, Soldat 76, Chopper), un héros qui va crée une confusion <text:span text:style-name="T32">dans le camp</text:span> ennemie (Winston, Reinhardt, D.VA), ou encore pour sauver quelqu’un. <text:span text:style-name="T32">C</text:span>’est un cas rare et à ne pas faire sur n’importe qui, en général se sera sur votre Tank principale c’est à dire Reinhardt la plupart du temps, il faudra donc être sur de le garder en vie pour crée un retournement de situation.</text:p>
      <text:p text:style-name="P57">Évidement il existe quelques moments assez spécial dans une partie où il peut être intéressant de placer l’ultime sur certains héros, très souvent pour faire un combo avec vos coéquipiers ou pour crée inattendu comme par exemple Mc Cree, Zarya, Bastion, Mei, Symmetra, ces cas sont souvent fais entre team, ou dans des moments désespéré. </text:p>
      <text:p text:style-name="P55"/>
      <text:p text:style-name="P50"><text:span text:style-name="T1">Coup de point 30 ; 25 si </text:span><text:span text:style-name="T2">armure.</text:span></text:p>
      <text:p text:style-name="P1">F<text:span text:style-name="T33">ocus</text:span></text:p>
      <text:p text:style-name="P1"/>
      <text:p text:style-name="P8">Quand je parle de focus avec Ana je parle des héros prioritaires à soigner, c’est un élément de gameplay qu’il faut très vite assimiler car cela fera énormément la différence entre un bon et un mauvais joueur de Ana.</text:p>
      <text:p text:style-name="P8">Pour cela il faut tous d’abord être très observateurs, il ne faut pas seulement regarder les P<text:span text:style-name="T34">oints de vie</text:span> de vos coéquipier<text:span text:style-name="T34">s</text:span> mais aussi qui leurs inflige<text:span text:style-name="T34">s</text:span> des dégât, avec quoi, combien de <text:span text:style-name="T34">Pv</text:span> <text:span text:style-name="T34">lui reste t’il</text:span>, <text:span text:style-name="T34">qui est</text:span> le plus en danger etc.. Il faut donc rester constamment en alerte <text:span text:style-name="T34">et prendre</text:span> le plus d’informations possible, cela vous aidera à faire certains choix <text:span text:style-name="T34">dans des</text:span> moments cruciaux. </text:p>
      <text:p text:style-name="P8"><text:soft-page-break/>Votre objectif est de garder les point de vie de vos coéquipiers au maximum le plus longtemps possible. A partir d’un moment vous devrais être extrêmement réactif dans vos prise de décisions et vos « focus ».</text:p>
      <text:p text:style-name="P9">Parlons donc des focus, il faut savoir que vous avez une seul personnes à ne jamais lâcher du regard, Reinhardt, il est votre plus grand barrière contre la front ennemies, il doit <text:span text:style-name="T35">imperativement</text:span> rester en vie c’est votre principal focus <text:span text:style-name="T36">à soigner.</text:span></text:p>
      <text:p text:style-name="P10">Ensuite vient les autres Tanks, puis les DPS et les <text:span text:style-name="T35">soutiens</text:span> (celons les Pv qui leurs manques).</text:p>
      <text:p text:style-name="P10">Évidement ce n’est que dans la théorie, il y d’autres paramètre a prendre en compte comme par exemple qui à un ultime qui peut retourner un team fight. <text:span text:style-name="T35">Un autre exemple, vous êtes dans une situation de 5 contre 6 votre Reinhardt est à 200 Pv, en général on vous diras qu’il faut le soigner d’urgence, mais au même moment votre Pharah lance sont ultime sur 4 personnes, elle devient donc le focus principal pour la team ennemie, vous devrez soignez votre Pharah le plus possible pour quelle puissent infliger le maximum de dégât possible et occuper un maximum les héros ennemies, pendant ce temps la votre Reinhardt ne sera pas pris pour cible car il ne sera plus une cible prioritaire, évidement une fois que votre Pharah est morte ou n’a plus d’ultime, votre focus redevient normal.</text:span></text:p>
      <text:p text:style-name="P11">Beaucoup de cas comme celui-ci peuvent survenir dans une partie, seul l’expérience pourra vous aidez à prendre les bonnes décisions, car il existe une multitude de situations plus ou moins rare. </text:p>
      <text:p text:style-name="P11">Mais en gros pour votre focus, basez vous sur cette ordre :</text:p>
      <text:p text:style-name="P11">- Personnage qui ultime (Faucheur, Pharah, Soldat)</text:p>
      <text:p text:style-name="P11">- Reinhardt</text:p>
      <text:p text:style-name="P11">- Tanks</text:p>
      <text:p text:style-name="P11">- Dps – Soutient</text:p>
      <text:p text:style-name="P11"/>
      <text:p text:style-name="P28">Votre focus sera souvent influencer par les différentes situations d’une partie mais pour commencer rester sur cette base la, gardez à l’esprit que vous devez gardé vos coéquipiers en vie ainsi que la votre (votre survie est souvent plus importante, vous restez le soigneurs principal de votre équipe). <text:span text:style-name="T67">Et nécessiter pas à soigner vos DPS ils n’ont pas beaucoup de Pv donc 1 ou 2 tir sur eux peut souvent suffire surtout qu’ils sont vos principaux dégât.</text:span></text:p>
      <text:p text:style-name="P29">Donc ne rester pas que sur vos Tank surtout si ils sont relativement « safe » en termes de PV.</text:p>
      <text:p text:style-name="P36"/>
      <text:p text:style-name="P2">Le positionnement</text:p>
      <text:p text:style-name="P2"/>
      <text:p text:style-name="P12"/>
      <text:p text:style-name="P13">Le positionnement fait partie, pour moi, d’un des points les plus importants quand vous jouez Ana, car dans une <text:span text:style-name="T37">partie</text:span> il faut impérativement que vous restiez en vie le plus longtemps possible (voir pas mourir du tout).</text:p>
      <text:p text:style-name="P13"/>
      <text:p text:style-name="P13">La plupart des personnes que je vois jouez Ana se <text:span text:style-name="T38">place</text:span> très éloigner de leurs coéquipiers et sur une hauteur bien dégager, très franchement je ne trouve pas que cela soit une bonne idée sauf exception.</text:p>
      <text:p text:style-name="P13"><text:span text:style-name="T38">S</text:span>e positionnement laisse beaucoup d’ouverture aux flanckeurs et aux snipers, vous vous retrouverez totalement sans protections et cela peut coûter <text:span text:style-name="T38">chères et même ruiner un team fight</text:span>. </text:p>
      <text:p text:style-name="P13">Évidement il y a quelques point positif dans se positionnement, vous avez une vision bien dégager sur vos coéquipiers ainsi que sur le déroulement des team fight, c’est un avantage pour donner des positionnement<text:span text:style-name="T39">s</text:span> ennemies mais aussi d’être hors de porter de leurs Tanks <text:span text:style-name="T40">et donc de forcer le focus des DPS sur vous (avantage mais aussi un inconvénient).</text:span></text:p>
      <text:p text:style-name="P14">Si vous prenez se genre de placement soyez sûr de 2 choses, la première est que vous êtes bon dans des situations de 1 contre 1 car <text:span text:style-name="T39">c</text:span>e sera inévitable pour vous et il n’y aura aucun soutient alliés, la deuxième est d’être sur qu’il n’y a pas de snipers en face car il vous rendront la vie dur et si il n’y a aucun mur pour vous mettre à couverts, vous deviendrez une proie très facile à abattre.</text:p>
      <text:p text:style-name="P30">Je préconise en général de reste a moyenne distance de vos Tanks lors des team fight car en cas de pépins ils pourront vous aidez, attention cela comporte aussi quelque risque car vous serez plus près de la front ennemies donc soyez au tacker sur votre soin.</text:p>
      <text:p text:style-name="P14"/>
      <text:p text:style-name="P15">Lorsque vous vous placez il y a plusieurs paramètre a prendre en compte <text:span text:style-name="T41">car cela influencera sur votre positionnement ;</text:span> </text:p>
      <text:p text:style-name="P16">- Quels sont les héros ennemies, est-ce qu’il ont des snipers, un Chopper, un Genji etc.., cela peut changer totalement votre placement car il sera différent si il y a une Phara<text:span text:style-name="T39">h</text:span>, un Hanzo, ou encore une Tracer <text:span text:style-name="T39">(</text:span>vous devrez cherchez un angle mort contre une Fatale par exemple<text:span text:style-name="T39">)</text:span>.</text:p>
      <text:p text:style-name="P16"><text:soft-page-break/>- Quels sont les héros alliés, est-ce qu’il y a un bouclier de Reinhardt, une matrice de D.VA, etc..., cela peut vous offrir d’autres endroit ou vous mettre à l’abri.</text:p>
      <text:p text:style-name="P16">- Quels sont mes échappatoires, cela peut être un simple mur, un petit vide (non mortel), un bouclier, un autre allié, etc..</text:p>
      <text:p text:style-name="P17">- Quels <text:span text:style-name="T39">carte</text:span>, cela peut paraître évident mais certaines cartes offrent des hauteurs ou des angles <text:span text:style-name="T39">diffèrent des autres, il est donc nécessaire de les connaître.</text:span></text:p>
      <text:p text:style-name="P15">- <text:span text:style-name="T42">Quels est mon champs de vision, ce point est important car il ne faut pas seulement avoir un vision dégager sur vos alliés mais sur les ennemies aussi (faire attention qu’il n’ont rien pour vous tuez de loin)cela vous permettra de faire des choix plus rapidement, il faut aussi faire attention que vos coéquipier ne se dirige pas vers un angle mort pour vous il faut donc constamment bouger pour éviter se genre de situation qui pourrai nuire à votre soutient.</text:span></text:p>
      <text:p text:style-name="P15"/>
      <text:p text:style-name="P51"><text:span text:style-name="T17">Malgré les conseils que je peut donner vous n’aurez pas un placement « parfait » dès le début, je ne peut que vous donnez des pistes, il vous faudra de l’expérience car il existe beaucoup de situation exceptionnels qui demandera un positionnement adéquat </text:span><text:span text:style-name="T18">pour être aux top, il faut donc se remettre souvent en question pour ne pas faire les mauvais choix. De plus votre choix de placement sera influencer par votre façon de jouer, donc essayer plusieurs position pour trouver les placements qui vous conviennent le mieux.</text:span></text:p>
      <text:p text:style-name="P41"/>
      <text:p text:style-name="P42">Malheureusement vous aurez beau avoir un bon positionnement, les duels resterons inévitables.</text:p>
      <text:p text:style-name="P3">Les duels</text:p>
      <text:p text:style-name="P3"/>
      <text:p text:style-name="P3"/>
      <text:p text:style-name="P18">Ana est l’un des seuls héros du jeu à pouvoir 1v1 tous les perso<text:span text:style-name="T43">nnages</text:span> du jeu à partir du moment ou vous avez votre Sleep, attention je ne parle pas ici de pouvoir <text:span text:style-name="T44">tuer </text:span>votre adversaire mais bien de le rendre inapte au combat que se soit un tank ou un flanckeur qui vous focus le sleep l’empêchera de vous tuez pendant un bon moment. (<text:span text:style-name="T43">cela crée une </text:span>situation 6 <text:span text:style-name="T43">contre </text:span>5).</text:p>
      <text:p text:style-name="P18"/>
      <text:p text:style-name="P18">Une fois la personne endormie vous aurez 2 options : le tuer (seul ou avec l’aide de vos coéquipier<text:span text:style-name="T43">s</text:span>) ou fuir (tous en informant qui vous avez <text:span text:style-name="T43">endormie</text:span>)</text:p>
      <text:p text:style-name="P18"/>
      <text:p text:style-name="P18">- Pour le tuer si vous êtes seul <text:span text:style-name="T45">il existe un petit combo (uniquement pour les personnages à 200 point de vie et moins) qui vous permettra de le tuer sans qu’il puisse réagir.</text:span></text:p>
      <text:p text:style-name="P19">Il vous suffi de faire ceci : Tir principal + coup de point (en même temps) + grenade + coup de point.</text:p>
      <text:p text:style-name="P19">Avec <text:span text:style-name="T43">cela</text:span> vous lui infligerez 205 point de dégât (en comptant le sleep).</text:p>
      <text:p text:style-name="P31">Mais il existe un combo plus rapide mais un plus difficile à faire sur des adversaires avec une grande mobiliter :</text:p>
      <text:p text:style-name="P31">Tir + Grenade ( la grenade juste apres le tir) + tir.</text:p>
      <text:p text:style-name="P31">Au total 220 point de dégât, en rajoutant un coup de point cela suffi à tuer un héros à 250 PV.</text:p>
      <text:p text:style-name="P19"/>
      <text:p text:style-name="P19">Pour les héros à 250 <text:span text:style-name="T43">point de vie</text:span> (c’est à dire <text:span text:style-name="T43">Faucheur</text:span> et Mei) il faut être prudent et bien analyser la situation (personne autour, pas d’autre risque), le problème est que ces 2 perso<text:span text:style-name="T43">nnages</text:span> on un moyen de temporiser la venue de leurs <text:span text:style-name="T43">coéquipiers</text:span>, <text:span text:style-name="T46">soyez sur que vous pourrez le tuer sans trop vous mettre en danger et n’oublier pas que sans vous votre team n’aura plus autant de soins.</text:span></text:p>
      <text:p text:style-name="P19"/>
      <text:p text:style-name="P20">Il existe un autre cas de figure lors des 1v1, <text:span text:style-name="T43">lorsque</text:span> vous n’avez pas de sleep, malgré que Ana reste très forte en situation de 1 contre 1 le temps que cela peut vous prendre est très dangereux pour le reste de votre équipe ainsi que pour vous, il faut donc être très bon avec vos tir, et malgré <text:span text:style-name="T43">cela</text:span> certains héros reste une vrai plaie pour vous.</text:p>
      <text:p text:style-name="P20"/>
      <text:p text:style-name="P20">La liste suivante regroupe tous les situations de 1v1 que vous rencontrerez <text:span text:style-name="T47">(sans sleep)</text:span> <text:span text:style-name="T48">avec quelque truc à savoir </text:span>:</text:p>
      <text:p text:style-name="P21"><text:soft-page-break/>-Notez que <text:span text:style-name="T43">dans </text:span>la plupart des 1 <text:span text:style-name="T43">contre </text:span>1 vous devez faire en sorte que votre grenade touche l’ennemie et vous en même temps (pour vous <text:span text:style-name="T43">soigner</text:span> et anti-heal l’ennemie). <text:span text:style-name="T49">Ce petit signe ** signifiera que se sera très bénéfique pour le tuer, il faudra donc essayer de le faire, sinon utiliser la grenade pour vous soignez, ou infliger plus de dégât à l’ennemie cela dépend de la situation.</text:span></text:p>
      <text:p text:style-name="P22">- De plus il vous faudra être extrêmement imprévisible dans vos déplacement (sauter, se baisser, bouger de droite à gauche etc..). Ce petit signe # signifiera de le faire au maximum contre votre adversaire, <text:span text:style-name="T50">mais évidement il faudra toujours le faire un minimum pour esquiver un sort ou quelques balles.</text:span></text:p>
      <text:p text:style-name="P22"/>
      <text:p text:style-name="P33">Support :</text:p>
      <text:p text:style-name="P22">Ana : <text:span text:style-name="T50">#, c’est un pur duel de skill, envoyer votre grenade sur elle le plus vite possible pour éviter qu’elle se soigne.</text:span></text:p>
      <text:p text:style-name="P23">Ange : **,<text:span text:style-name="T50"> son escape peut lui permettre de désengager anticiper le.</text:span></text:p>
      <text:p text:style-name="P23">Lucio : <text:span text:style-name="T51">Pour lui il faut avoir un solide Aim, son « boop » peut vous éjecter dans le vide ou vous envoyer suffisamment loin pour qu’il puissent s’enfuir, donc rester a moyenne distance pour l’éviter, lancer lui la grenade anti-heal pour éviter qu’il se soigner.</text:span></text:p>
      <text:p text:style-name="P23">Symmetra : <text:span text:style-name="T52">Essayer de rester éloigner d’elle car vous ne pourrez plus lui échapper si elle vous attrape avec son tir principal, à part en la tuant, faite aussi attention à son bouclier il peut bloquer vos tir et votre grenade.** uniquement si vous êtes sous sont emprise.</text:span></text:p>
      <text:p text:style-name="P23">Zenyatta : **, <text:span text:style-name="T50">#, attention à sa discord elle peut faire très mal si vous vous faite touchez.</text:span></text:p>
      <text:p text:style-name="P23"/>
      <text:p text:style-name="P23"/>
      <text:p text:style-name="P23"/>
      <text:p text:style-name="P33">Attaquant / Défenseure :</text:p>
      <text:p text:style-name="P23">Bastion : <text:span text:style-name="T48">#, éviter les 1 contre 1 quand il est en mode tourelle, vous pouvez lui lancer la grenade si il essaye de se soigner.</text:span></text:p>
      <text:p text:style-name="P23">Chacal : **, <text:span text:style-name="T51">faite quand même attention à vos déplacement il est facile de se prendre une bombe perdu, faite aussi attention à son Shift il est pratiquement impossible à éviter, il fait beaucoup de dégât et va vous projetez se qui rendra votre visée plus difficile.</text:span></text:p>
      <text:p text:style-name="P23">Fatale : <text:span text:style-name="T50">#, éviter les duels à longue distance(voir même à moyenne distance) vous perdrez en général, mais elle reste plutôt accessible une fois proche.</text:span></text:p>
      <text:p text:style-name="P23">Hanzo : <text:span text:style-name="T50">#, idem que pour fatale, contrairement à cette dernière les combat rapprocher resteront extrêmement dangereux surtout pour les « milles flèches ».</text:span></text:p>
      <text:p text:style-name="P23">Mei : <text:span text:style-name="T51">#,</text:span> <text:span text:style-name="T51">lui mettre l’anti-heal dès qu’elle est à la moitié de sa vie pour éviter qu’elle puissent se soigné avec son glaçon, rester éloigner car elle vous gèlera avant que vous puissiez la tuer, faite quand même attention à son clic droit il peut faire beaucoup de dégât, son mur peut aussi lui permettre de temporiser donc rester vigilent. </text:span></text:p>
      <text:p text:style-name="P23">Torbjörn : **, <text:span text:style-name="T50">#, détruisez sa tourelle de loin, et ne l’affronter pas si sa tourelle vous prend pour cible, pareil lorsqu’il ultime, son armure qu’il pose peut être extrêmement pénible et vous aurez du mal a le tuer.</text:span></text:p>
      <text:p text:style-name="P23">Faucheur : **, <text:span text:style-name="T50">#, son mode fantôme peut annuler votre anti-heal donc utilisé plus votre grenade sur vous.</text:span></text:p>
      <text:p text:style-name="P23">Genji : **, <text:span text:style-name="T50">#, si il ultime soit vous êtes confiant de votre aim et vous tentez le1 contre 1 se qui reste très dangereux, soit vous fuyez en vous cachant près d’un coéquipier sois derrière des obstacles.</text:span></text:p>
      <text:p text:style-name="P23">Mccree : <text:span text:style-name="T50">#, rester éloigner de lui pour éviter une potentiel flash qui vous seras fatale, sa roulade peut aussi surprendre donc rester vigilent.</text:span></text:p>
      <text:p text:style-name="P23">Pharah : <text:span text:style-name="T53">Elle reste un cas à part, pour la tuer viser avec votre armes, et faite attention à ces roquettes, elle sont un peu lente mais font très mal.</text:span></text:p>
      <text:p text:style-name="P23">Soldat 76 : <text:span text:style-name="T50">#, mettre l’anti-heal dès qu’il met sont sort de soin, si il ultime mettez vous derrière un mur, un obstacle, ou derrière le bouclier de Reinhardt, D.Va. </text:span></text:p>
      <text:p text:style-name="P23">Sombra : **, <text:span text:style-name="T47">lui mettre l’anti-heal va énormément la gêner lorsqu’elle va revenir sur sa balise car elle ne pourra pas se soigner tous de suite sur les packs de soins.</text:span></text:p>
      <text:p text:style-name="P23">Tracer : **, <text:span text:style-name="T47">ces nombreux « dash » la rende difficile à toucher, de plus son « rappel » annule votre anti-heal et lui rend quand même ces point de vie.</text:span></text:p>
      <text:p text:style-name="P23"/>
      <text:p text:style-name="P33">Tank :</text:p>
      <text:p text:style-name="P23">Chopper : <text:span text:style-name="T50">#, essayer de garder votre grenade le plus longtemps possible pour pouvoir lui mettre au moment de son animation de soin, ce qui vous laissera une énorme ouverture pour le tuer.</text:span></text:p>
      <text:p text:style-name="P23">D. Va : <text:span text:style-name="T50">#, éviter les combats dans sa matrice, ces nombreux point de vie, en plus de sa 2ème vie vont la rendre très difficile. Gardez votre grenade pour vous soignez.</text:span></text:p>
      <text:p text:style-name="P23"><text:soft-page-break/>Reinhardt : <text:span text:style-name="T54">Éviter les combats à porter de son marteau vous le perdrez, si vous êtes à bonne distance mettez lui l’anti-heal assez rapidement pour empêcher que sont support le soigne et demander un focus, sinon vous pouvez essayer de le tuer mais rester éloigner de son marteau et faite attention à sa marque de feu.</text:span></text:p>
      <text:p text:style-name="P23">Winston : **, <text:span text:style-name="T54">faite attention à son dôme si il joue bien vous aurez du mal a le toucher, sinon essayer de rester éloigner de son tir principal.</text:span></text:p>
      <text:p text:style-name="P23">Zarya : <text:span text:style-name="T50">#, <text:s/>éviter de mettre une grenade anti-heal tant qu’elle à encore son bouclier car il l’annulera, de plus ne lui faite aucun dégât pendant qu’il est actif vous lui augmenterez ces dégât. </text:span></text:p>
      <text:p text:style-name="P23"/>
      <text:p text:style-name="P53"><text:span text:style-name="T18">Je tient à préciser qu’il faut éviter les 1v1 avec Ana car votre rôle reste de </text:span><text:span text:style-name="T19">soigner</text:span><text:span text:style-name="T18"> vos coéquipier et si vous engager un combat vous ne pourrez plus les </text:span><text:span text:style-name="T19">aider</text:span><text:span text:style-name="T18"> </text:span><text:span text:style-name="T19">c</text:span><text:span text:style-name="T18">e qui peut détruire un team fight </text:span><text:span text:style-name="T19">bien engager.</text:span><text:span text:style-name="T18"> </text:span><text:span text:style-name="T19">D</text:span><text:span text:style-name="T18">e plus vous pouvez mourir de cette 1 </text:span><text:span text:style-name="T19">contre </text:span><text:span text:style-name="T18">1, </text:span><text:span text:style-name="T19">cela va crée un énorme avantage</text:span><text:span text:style-name="T18"> </text:span><text:span text:style-name="T19">pour</text:span><text:span text:style-name="T18"> l’ennemie </text:span><text:span text:style-name="T19">et donc réduire drastiquement les chances de victoires.</text:span><text:span text:style-name="T18"> N’engager d’1 </text:span><text:span text:style-name="T19">contre </text:span><text:span text:style-name="T18">1 uniquement si cela est nécessaire pour votre su</text:span><text:span text:style-name="T20">r</text:span><text:span text:style-name="T18">vie </text:span><text:span text:style-name="T20">et encore il est en général préférable de se rapprocher de vos coéquipier et de leurs demander du soutient.</text:span></text:p>
      <text:p text:style-name="P40"/>
      <text:p text:style-name="P52"><text:span text:style-name="T20">P</text:span><text:span text:style-name="T16">our optimiser votre survie lors des duels, vous devrez impérativement demander de l’aide à vos coéquipiers et leur donner le plus d’information sur votre situation.</text:span></text:p>
      <text:p text:style-name="P40"/>
      <text:p text:style-name="P40"/>
      <text:p text:style-name="P40"/>
      <text:p text:style-name="P40"/>
      <text:p text:style-name="P6">Communications</text:p>
      <text:p text:style-name="P6"/>
      <text:p text:style-name="P6"/>
      <text:p text:style-name="P24">Il y a énormément de chose à dire <text:span text:style-name="T55">avec</text:span> la communication <text:span text:style-name="T55">sur Overwatch en plus d’être très importante, j’en ferai un sujet complet pour une autre fois, </text:span>mais <text:span text:style-name="T55">pour l’instant</text:span> je <text:span text:style-name="T55">vais faire</text:span> un résumer des choses importante<text:span text:style-name="T56">s</text:span> à communiquer quand vous jouez Ana.</text:p>
      <text:p text:style-name="P24"/>
      <text:p text:style-name="P24">- <text:span text:style-name="T56">Lorsque vous jouez avec Ana vous devez impérativement informer votre équipe si vous avez besoins d’aide, dire qui vous agresse si il est seul ou avec un autre de ces coéquipier.</text:span></text:p>
      <text:p text:style-name="P24">- <text:span text:style-name="T56">Informer votre équipe si vous avez réussie à endormir un ennemie (peut importe si vous pouvez le tuer) mais aussi qui est anti-heal (en particulier si il n’est pas trop visible par vos autres coéquipiers, ou si c’est une cible prioritaire comme Reinhardt par exemple).</text:span></text:p>
      <text:p text:style-name="P25">Ces informations sont importante pour crée un focus cher vos coéquipiers car vous êtes la personnes qui ne doit pas mourir pour vos alliés, <text:span text:style-name="T57">de plus si vous placez un bon sleep sur une bonne personne cela créera un regroupement autour de lui pour le tuer rapidement.</text:span></text:p>
      <text:p text:style-name="P25"/>
      <text:p text:style-name="P25">- <text:span text:style-name="T57">Lorsque vous avez votre ultime il faut que vous informiez vos coéquipiers, de plus il faut dire qui vous allez NanoBoost cela peut préparer votre allié à se positionner pour lancer sont propre ultime, ou simplement pour qu’il puissent suivre dans votre action.</text:span></text:p>
      <text:p text:style-name="P25"/>
      <text:p text:style-name="P26">- Annoncer qui vous soignez, en particulier ceux qui en ont vraiment besoins, ou par exemple lorsque votre Reinh<text:span text:style-name="T58">ardt</text:span> se déchaîne, annoncer lui que vous le soignez en priorité pour crée un sentiment de confiance a votre allié, n’oublier surtout pas de lui annoncer quand vous rechargez pour qu’ils <text:span text:style-name="T58">s</text:span>e mette à couvert.</text:p>
      <text:p text:style-name="P25"/>
      <text:p text:style-name="P27">Encore une fois donner des informations comme ceux citer au-dessus <text:span text:style-name="T59">va</text:span> crée une réaction cher vos coéquipiers, une plus grande confiance dans leurs actions ou un simple sentiment de soutient pour votre allié. </text:p>
      <text:p text:style-name="P27">Je ne vais pas m’étendre sur la communication mais je vais mettre quelque mot anglais intéressant avec Ana :</text:p>
      <text:p text:style-name="P27"><text:soft-page-break/>- Je recharge : I reload<text:span text:style-name="T69">ing</text:span></text:p>
      <text:p text:style-name="P27">- Je te soigne… : I heal<text:span text:style-name="T69">ing</text:span> you …</text:p>
      <text:p text:style-name="P27">- … est endormie : … is asleep</text:p>
      <text:p text:style-name="P27">- <text:span text:style-name="T60">je te Nanoboost … : I Nanoboost ...</text:span></text:p>
      <text:p text:style-name="P40"/>
      <text:p text:style-name="P46"><text:s/>Entraînement Ana</text:p>
      <text:p text:style-name="P45"/>
      <text:p text:style-name="P49"><text:span text:style-name="T11">Il n'y a pas de miracle, il faut jouer avec Ana pour </text:span><text:span text:style-name="T12">acquérir</text:span><text:span text:style-name="T11"> de </text:span><text:span text:style-name="T12">l’expérience</text:span><text:span text:style-name="T11"> </text:span><text:span text:style-name="T13">et donc</text:span><text:span text:style-name="T11"> pouvoir réagir aux </text:span><text:span text:style-name="T12">différentes</text:span><text:span text:style-name="T11"> situation d'une partie. Mais j'ai quand même 2, 3 conseils </text:span><text:span text:style-name="T14">à vous donnez </text:span><text:span text:style-name="T13">pour vous améliorez</text:span><text:span text:style-name="T14">.</text:span></text:p>
      <text:p text:style-name="P49"><text:span text:style-name="T11">L'aim </text:span><text:span text:style-name="T12">c</text:span><text:span text:style-name="T11">'est le point le plus important </text:span><text:span text:style-name="T12">à </text:span><text:span text:style-name="T13">travailler avec Ana</text:span><text:span text:style-name="T12">, ainsi que connaître le timing du sleep. <text:s text:c="14"/>Pour vous </text:span><text:span text:style-name="T13">améliorez</text:span><text:span text:style-name="T12"> avec le tir principal de ana et sont sleep, je vous donne une petite manière de vous </text:span><text:span text:style-name="T13">entraînez.</text:span></text:p>
      <text:p text:style-name="P37">Pour le faire il faut être minimum 2 <text:span text:style-name="T61">personnes :</text:span></text:p>
      <text:p text:style-name="P37">- Allez en partie personnalisée mette<text:span text:style-name="T61">z</text:span> échauffement <text:span text:style-name="T61">dans les paramètres </text:span><text:s/><text:span text:style-name="T61">ainsi que </text:span>les <text:span text:style-name="T61">points de vie</text:span> au max<text:span text:style-name="T61">imum</text:span> <text:span text:style-name="T61">et réduire</text:span> les <text:span text:style-name="T61">couldown</text:span> au minimum.</text:p>
      <text:p text:style-name="P48"><text:span text:style-name="T11">- Ensuite trouver un endroit restreins avec quelque chose pour vous gênez (vous cacher) ou alors poser des limites avec des repaires (ex : des petite lumière au sol). <text:s text:c="87"/>Exemple d’endroit : Gilbratar le paylo</text:span><text:span text:style-name="T15">a</text:span><text:span text:style-name="T11">d au 1</text:span><text:span text:style-name="T62">er</text:span><text:span text:style-name="T11"> point le cercle sera la limite à pas franchir, il vous suffira de tourner autour</text:span><text:span text:style-name="T14">s.</text:span></text:p>
      <text:p text:style-name="P38">- Après il vous suffi<text:span text:style-name="T63">ra</text:span> d’établir 2, 3 règle entre vous (selon se que vous souhaiter, ex : s’entraîner à sleep).</text:p>
      <text:p text:style-name="P38"/>
      <text:p text:style-name="P39">Sinon vous pouvez allez en normal game et vous concentrer uniquement sur les ennemies, attention à ne pas prendre l’habitude cela risquerez de modifier votre positionnement, ce qui n’est pas vraiment une bonne chose. Je conseille de faire 1 ou 2 partie comme cela et ensuite faire 1 ou 2 partie en jouant normalement.</text:p>
      <text:p text:style-name="P38"/>
      <text:p text:style-name="P5">Conclusion</text:p>
      <text:p text:style-name="P7"/>
      <text:p text:style-name="P32">Pour conclure je dirai que Ana est un des héros les plus intéressants de Overwatch sa grande polyvalence fais <text:s/>d’elle un personnage complexe à prendre en main, mais malgré cela une fois maîtriser vous pourrez faire de superbe parties en compétition, vous serez une immense force pour votre équipe.</text:p>
      <text:p text:style-name="P43">N hésiter pas à chercher toujours un moyen de vous améliorez car lorsque vous gagnerez une partie on vous acclam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22:41:48.091000000</meta:creation-date>
    <dc:date>2017-02-14T13:23:04.883000000</dc:date>
    <meta:editing-duration>PT3H45M34S</meta:editing-duration>
    <meta:editing-cycles>10</meta:editing-cycles>
    <meta:generator>LibreOffice/5.1.5.2$Windows_x86 LibreOffice_project/7a864d8825610a8c07cfc3bc01dd4fce6a9447e5</meta:generator>
    <meta:document-statistic meta:table-count="0" meta:image-count="0" meta:object-count="0" meta:page-count="7" meta:paragraph-count="139" meta:word-count="4050" meta:character-count="22918" meta:non-whitespace-character-count="18891"/>
  </office:meta>
</office:document-meta>
</file>